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dTimestampMessageHeaderInitializer.setDisableIdGen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TimestampMessageHeaderInitializer.initHeaders( MessageHeaderAccessor headerAccess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dTimestampMessageHeaderInitializer.setIdGenerator( @ Nullable IdGenerator idGen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TimestampMessageHeaderInitializer.getId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TimestampMessageHeaderInitializer.isEnable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TimestampMessageHeaderInitializer.setEnableTimestamp( boolean enableTimesta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